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500000160C533702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aec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55e00"/>
    </style:style>
    <style:style style:name="T1" style:family="text">
      <style:text-properties fo:color="#355e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7.065cm" svg:height="9.312cm" svg:x="5.453cm" svg:y="6.539cm">
          <draw:image xlink:href="Pictures/100000000000028500000160C5337026.png" xlink:type="simple" xlink:show="embed" xlink:actuate="onLoad">
            <text:p/>
          </draw:image>
        </draw:frame>
        <draw:custom-shape draw:style-name="gr2" draw:text-style-name="P1" xml:id="id1" draw:id="id1" draw:layer="layout" svg:width="13.6cm" svg:height="2cm" svg:x="4.2cm" svg:y="6.8cm">
          <text:p text:style-name="P1">Dispositif expériment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7cm" svg:height="1.9cm" svg:x="8.1cm" svg:y="9.8cm">
          <text:p text:style-name="P2"><text:span text:style-name="T1">Group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9cm" svg:height="2.9cm" svg:x="14.8cm" svg:y="9.2cm">
          <text:p text:style-name="P2"><text:span text:style-name="T1">Variables mesuré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3.3cm" svg:height="1.2cm" svg:x="5.1cm" svg:y="16.2cm">
          <text:p text:style-name="P2"><text:span text:style-name="T1">Identifia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="non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cb </meta:initial-creator>
    <meta:creation-date>2014-01-18T16:56:22.521355653</meta:creation-date>
    <dc:date>2014-01-18T17:11:39.146692511</dc:date>
    <dc:creator>jcb </dc:creator>
    <meta:editing-duration>P0D</meta:editing-duration>
    <meta:editing-cycles>1</meta:editing-cycles>
    <meta:document-statistic meta:object-count="29"/>
    <meta:generator>LibreOffice/4.1.3.2$Linux_X86_64 LibreOffice_project/410m0$Build-2</meta:generator>
  </office:meta>
</office:document-meta>
</file>